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.229166mm" fo:page-width="13.22916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eeeeec" draw:opacity="100.0%" draw:stroke="solid" svg:stroke-color="#2e3436" draw:stroke-linejoin="miter" svg:stroke-opacity="100.0%" svg:stroke-width="0.26458332mm"/>
    </style:style>
    <style:style style:family="graphic" style:name="style-3">
      <style:graphic-properties draw:fill="solid" draw:fill-color="#c17d11" draw:opacity="100.0%" draw:stroke="solid" svg:stroke-color="#2e3436" draw:stroke-linejoin="miter" svg:stroke-opacity="100.0%" svg:stroke-width="0.26458332mm"/>
    </style:style>
    <style:style style:family="graphic" style:name="style-4">
      <style:graphic-properties draw:fill="solid" draw:fill-color="#c17d11" draw:opacity="100.0%" draw:stroke="solid" svg:stroke-color="#2e3436" draw:stroke-linejoin="miter" svg:stroke-opacity="100.0%" svg:stroke-width="0.26458332mm"/>
    </style:style>
    <style:style style:family="graphic" style:name="style-5">
      <style:graphic-properties draw:fill="gradient" draw:fill-gradient-name="gradient-1" draw:opacity="100.0%" draw:stroke="none"/>
    </style:style>
    <style:style style:family="graphic" style:name="style-6">
      <style:graphic-properties draw:fill="gradient" draw:fill-gradient-name="gradient-2" draw:opacity="100.0%" draw:stroke="solid" svg:stroke-color="#2e3436" draw:stroke-linejoin="miter" svg:stroke-opacity="100.0%" svg:stroke-width="0.26458332mm"/>
    </style:style>
    <style:style style:family="graphic" style:name="style-7">
      <style:graphic-properties draw:fill="solid" draw:fill-color="#8f5902" draw:opacity="100.0%" draw:stroke="solid" svg:stroke-color="#2e3436" draw:stroke-linejoin="miter" svg:stroke-opacity="100.0%" svg:stroke-width="0.26458332mm"/>
    </style:style>
    <style:style style:family="graphic" style:name="style-8">
      <style:graphic-properties draw:fill="none" draw:stroke="solid" svg:stroke-color="#2e3436" draw:stroke-linejoin="miter" svg:stroke-opacity="100.0%" svg:stroke-width="0.26458332mm"/>
    </style:style>
    <style:style style:family="graphic" style:name="style-9">
      <style:graphic-properties draw:fill="solid" draw:fill-color="#8f5902" draw:opacity="100.0%" draw:stroke="solid" svg:stroke-color="#2e3436" draw:stroke-linejoin="miter" svg:stroke-opacity="100.0%" svg:stroke-width="0.26458332mm"/>
    </style:style>
    <style:style style:family="graphic" style:name="style-10">
      <style:graphic-properties draw:fill="solid" draw:fill-color="#8f5902" draw:opacity="100.0%" draw:stroke="solid" svg:stroke-color="#2e3436" draw:stroke-linejoin="miter" svg:stroke-opacity="100.0%" svg:stroke-width="0.26458332mm"/>
    </style:style>
    <style:style style:family="graphic" style:name="style-11">
      <style:graphic-properties draw:fill="solid" draw:fill-color="#8f5902" draw:opacity="100.0%" draw:stroke="solid" svg:stroke-color="#2e3436" draw:stroke-linejoin="miter" svg:stroke-opacity="100.0%" svg:stroke-width="0.26458332mm"/>
    </style:style>
    <style:style style:family="graphic" style:name="style-12">
      <style:graphic-properties draw:fill="solid" draw:fill-color="#555753" draw:opacity="100.0%" draw:stroke="solid" svg:stroke-color="#2e3436" draw:stroke-linejoin="miter" svg:stroke-opacity="100.0%" svg:stroke-width="0.26458332mm"/>
    </style:style>
    <style:style style:family="graphic" style:name="style-13">
      <style:graphic-properties draw:fill="gradient" draw:fill-gradient-name="gradient-3" draw:opacity="100.0%" draw:stroke="none"/>
    </style:style>
    <style:style style:family="graphic" style:name="style-14">
      <style:graphic-properties draw:fill="solid" draw:fill-color="#2e3436" draw:opacity="100.0%" draw:stroke="none"/>
    </style:style>
    <style:style style:family="graphic" style:name="style-15">
      <style:graphic-properties draw:fill="gradient" draw:fill-gradient-name="gradient-4" draw:opacity="100.0%" draw:stroke="none"/>
    </style:style>
    <style:style style:family="graphic" style:name="style-16">
      <style:graphic-properties draw:fill="solid" draw:fill-color="#2e3436" draw:opacity="100.0%" draw:stroke="none"/>
    </style:style>
    <style:style style:family="graphic" style:name="style-17">
      <style:graphic-properties draw:fill="solid" draw:fill-color="#2e3436" draw:opacity="100.0%" draw:stroke="none"/>
    </style:style>
    <style:style style:family="graphic" style:name="style-18">
      <style:graphic-properties draw:fill="solid" draw:fill-color="#2e3436" draw:opacity="100.0%" draw:stroke="none"/>
    </style:style>
    <style:style style:family="graphic" style:name="style-19">
      <style:graphic-properties draw:fill="solid" draw:fill-color="#2e3436" draw:opacity="100.0%" draw:stroke="none"/>
    </style:style>
    <style:style style:family="graphic" style:name="style-20">
      <style:graphic-properties draw:fill="solid" draw:fill-color="#8f5902" draw:opacity="100.0%" draw:stroke="solid" svg:stroke-color="#2e3436" draw:stroke-linejoin="miter" svg:stroke-opacity="100.0%" svg:stroke-width="0.26458332mm"/>
    </style:style>
    <style:style style:family="graphic" style:name="style-21">
      <style:graphic-properties draw:fill="none" draw:stroke="solid" svg:stroke-color="#2e3436" draw:stroke-linejoin="miter" svg:stroke-opacity="100.0%" svg:stroke-width="0.26458332mm"/>
    </style:style>
    <style:style style:family="graphic" style:name="style-22">
      <style:graphic-properties draw:fill="solid" draw:fill-color="#8f5902" draw:opacity="100.0%" draw:stroke="solid" svg:stroke-color="#2e3436" draw:stroke-linejoin="miter" svg:stroke-opacity="100.0%" svg:stroke-width="0.26458332mm"/>
    </style:style>
    <style:style style:family="graphic" style:name="style-23">
      <style:graphic-properties draw:fill="solid" draw:fill-color="#000000" draw:opacity="0.0%" draw:stroke="solid" svg:stroke-color="#2e3436" draw:stroke-linejoin="miter" svg:stroke-opacity="100.0%" svg:stroke-width="0.26458332mm"/>
    </style:style>
    <style:style style:family="graphic" style:name="style-24">
      <style:graphic-properties draw:fill="solid" draw:fill-color="#8f5902" draw:opacity="100.0%" draw:stroke="solid" svg:stroke-color="#2e3436" draw:stroke-linejoin="miter" svg:stroke-opacity="100.0%" svg:stroke-width="0.26458332mm"/>
    </style:style>
    <style:style style:family="graphic" style:name="style-25">
      <style:graphic-properties draw:fill="solid" draw:fill-color="#555753" draw:opacity="100.0%" draw:stroke="solid" svg:stroke-color="#2e3436" draw:stroke-linejoin="miter" svg:stroke-opacity="100.0%" svg:stroke-width="0.26458332mm"/>
    </style:style>
    <style:style style:family="graphic" style:name="style-26">
      <style:graphic-properties draw:fill="none" draw:stroke="solid" svg:stroke-color="#2e3436" draw:stroke-linejoin="miter" svg:stroke-opacity="100.0%" svg:stroke-width="0.26458332mm"/>
    </style:style>
    <style:style style:family="graphic" style:name="style-27">
      <style:graphic-properties draw:fill="none" draw:stroke="solid" svg:stroke-color="#2e3436" draw:stroke-linejoin="miter" svg:stroke-opacity="100.0%" svg:stroke-width="0.26458332mm"/>
    </style:style>
    <style:style style:family="graphic" style:name="style-28">
      <style:graphic-properties draw:fill="solid" draw:fill-color="#eeeeec" draw:opacity="100.0%" draw:opacity-name="gradient-5" draw:stroke="none"/>
    </style:style>
    <style:style style:family="graphic" style:name="style-29">
      <style:graphic-properties draw:fill="none" draw:stroke="none"/>
    </style:style>
    <style:style style:family="graphic" style:name="style-30">
      <style:graphic-properties draw:fill="solid" draw:fill-color="#eeeeec" draw:opacity="62.187498807907104%" draw:opacity-name="gradient-6" draw:stroke="none"/>
    </style:style>
    <style:style style:family="graphic" style:name="style-31">
      <style:graphic-properties draw:fill="none" draw:stroke="solid" svg:stroke-color="#2e3436" draw:stroke-linejoin="miter" svg:stroke-opacity="100.0%" svg:stroke-width="0.26458332mm"/>
    </style:style>
    <style:style style:family="graphic" style:name="style-32">
      <style:graphic-properties draw:fill="none" draw:stroke="solid" svg:stroke-color="#2e3436" draw:stroke-linejoin="miter" svg:stroke-opacity="100.0%" svg:stroke-width="0.26458332mm"/>
    </style:style>
    <style:style style:family="graphic" style:name="style-33">
      <style:graphic-properties draw:fill="none" draw:stroke="solid" svg:stroke-color="#2e3436" draw:stroke-linejoin="miter" svg:stroke-opacity="100.0%" svg:stroke-width="0.26458332mm"/>
    </style:style>
    <style:style style:family="graphic" style:name="style-34">
      <style:graphic-properties draw:fill="none" draw:stroke="solid" svg:stroke-color="#2e3436" draw:stroke-linejoin="miter" svg:stroke-opacity="100.0%" svg:stroke-width="0.26458332mm"/>
    </style:style>
    <style:style style:family="graphic" style:name="style-35">
      <style:graphic-properties draw:fill="solid" draw:fill-color="#babdb6" draw:opacity="100.0%" draw:stroke="solid" svg:stroke-color="#2e3436" draw:stroke-linejoin="miter" svg:stroke-opacity="100.0%" svg:stroke-width="0.26458332mm"/>
    </style:style>
    <style:style style:family="graphic" style:name="style-36">
      <style:graphic-properties draw:fill="solid" draw:fill-color="#eeeeec" draw:opacity="37.187498807907104%" draw:opacity-name="gradient-7" draw:stroke="none"/>
    </style:style>
    <style:style style:family="graphic" style:name="style-37">
      <style:graphic-properties draw:fill="solid" draw:fill-color="#eeeeec" draw:opacity="49.37500059604645%" draw:opacity-name="gradient-8" draw:stroke="none"/>
    </style:style>
    <style:style style:family="graphic" style:name="style-38">
      <style:graphic-properties draw:fill="solid" draw:fill-color="#eeeeec" draw:opacity="44.68750059604645%" draw:opacity-name="gradient-9" draw:stroke="none"/>
    </style:style>
    <style:style style:family="graphic" style:name="style-39">
      <style:graphic-properties draw:fill="gradient" draw:fill-gradient-name="gradient-10" draw:opacity="100.0%" draw:stroke="solid" svg:stroke-color="#2e3436" draw:stroke-linejoin="miter" svg:stroke-opacity="100.0%" svg:stroke-width="0.26458332mm"/>
    </style:style>
    <style:style style:family="graphic" style:name="style-40">
      <style:graphic-properties draw:fill="none" draw:stroke="solid" svg:stroke-color="#2e3436" draw:stroke-linejoin="miter" svg:stroke-opacity="100.0%" svg:stroke-width="0.26458332mm"/>
    </style:style>
    <style:style style:family="graphic" style:name="style-41">
      <style:graphic-properties draw:fill="gradient" draw:fill-gradient-name="gradient-11" draw:opacity="100.0%" draw:opacity-name="gradient-12" draw:stroke="solid" svg:stroke-color="#2e3436" draw:stroke-linejoin="miter" svg:stroke-opacity="100.0%" svg:stroke-width="0.26458332mm"/>
    </style:style>
    <style:style style:family="graphic" style:name="style-42">
      <style:graphic-properties draw:fill="none" draw:stroke="solid" svg:stroke-color="#2e3436" draw:stroke-linejoin="miter" svg:stroke-opacity="100.0%" svg:stroke-width="0.26458332mm"/>
    </style:style>
    <style:style style:family="graphic" style:name="style-43">
      <style:graphic-properties draw:fill="solid" draw:fill-color="#eeeeec" draw:opacity="100.0%" draw:stroke="none"/>
    </style:style>
    <style:style style:family="graphic" style:name="style-44">
      <style:graphic-properties draw:fill="solid" draw:fill-color="#eeeeec" draw:opacity="100.0%" draw:stroke="none"/>
    </style:style>
    <style:style style:family="graphic" style:name="style-45">
      <style:graphic-properties draw:fill="solid" draw:fill-color="#eeeeec" draw:opacity="100.0%" draw:stroke="none"/>
    </style:style>
    <style:style style:family="graphic" style:name="style-46">
      <style:graphic-properties draw:fill="solid" draw:fill-color="#eeeeec" draw:opacity="100.0%" draw:stroke="none"/>
    </style:style>
    <style:style style:family="graphic" style:name="style-47">
      <style:graphic-properties draw:fill="solid" draw:fill-color="#555753" draw:opacity="100.0%" draw:opacity-name="gradient-13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g draw:id="g4948">
              <draw:path svg:d="M 38.21679 0.0 L 0.0 116.66198 C 16.870083 137.67763 71.845985 126.41931 75.0858 115.79137 L 38.21679 0.0 z" svg:height="1.2850354mm" draw:style-name="style-2" svg:viewBox="0.0 0.0 75.0858 128.50354" svg:width="0.750858mm" svg:x="6.1008124mm" svg:y="0.5727552mm"/>
              <draw:path svg:d="M 0.0 167.9826 C 16.041115 74.982704 79.38027 27.211779 159.13136 0.0 C 131.35309 55.10625 109.69927 105.21987 108.62716 166.36127 C 84.80317 192.58482 31.577024 196.82512 0.0 167.9826 z" svg:height="1.8788mm" draw:style-name="style-3" svg:viewBox="0.0 0.0 159.13136 187.88" svg:width="1.5913136mm" svg:x="2.0785785mm" svg:y="8.278613mm"/>
              <draw:path svg:d="M 153.20235 171.72476 C 153.20235 171.72476 147.63391 104.41278 117.49908 70.0198 C 88.14223 35.94878 40.574173 12.612026 0.0 0.0 C 10.202058 36.275997 33.585743 85.15998 38.558994 154.85574 C 37.576336 167.95784 37.576336 167.95784 37.576336 167.95784 C 59.718372 150.2742 75.43265 156.1091 97.84589 162.06198 C 116.12774 147.81654 133.81067 162.77718 153.20235 171.72476 z" svg:height="1.7172476mm" draw:style-name="style-4" svg:viewBox="0.0 0.0 153.20235 171.72476" svg:width="1.5320234mm" svg:x="9.6504135mm" svg:y="8.285994mm"/>
              <draw:path svg:d="M 91.69753 1.9653192 C 91.69753 1.9653192 43.87491 56.994106 30.117723 105.47185 C 16.360514 153.94948 16.360514 195.22108 18.980947 206.35786 C 21.601357 217.49463 35.35854 253.52542 49.77084 269.903 C 64.18311 286.2806 104.79963 319.69092 104.79963 319.69092 C 104.79963 319.69092 158.19066 332.138 172.93051 336.06863 C 187.67035 339.99927 260.71448 357.35953 283.9707 365.5483 C 307.22696 373.73712 335.72394 385.20142 337.03415 385.20142 C 338.3444 385.20142 347.18826 379.30545 368.47916 372.0993 C 389.7701 364.8932 439.2305 348.5156 457.90097 345.24008 C 476.5714 341.96448 485.74292 338.03394 493.27658 339.34412 C 500.81033 340.6543 503.10318 334.75833 519.4808 330.50018 C 535.85834 326.24203 579.7504 324.60422 590.5596 322.96652 C 601.36884 321.32874 641.6579 282.02246 647.2262 273.17853 C 652.79456 264.3347 653.7772 265.64487 646.24347 257.45605 C 638.7098 249.26726 657.38025 211.27116 657.0528 207.34052 C 656.7252 203.40988 658.03534 188.34258 652.79456 158.86278 C 647.55365 129.38309 630.8485 85.81865 605.9546 48.80521 C 581.0606 11.791864 568.94116 0.0 568.94116 0.0 C 568.94116 0.0 540.44415 22.2735 516.5328 38.323574 C 492.6215 54.373646 463.7969 78.94003 439.2305 94.66259 C 414.66406 110.38504 366.1863 137.57188 338.99948 141.50253 C 311.81268 145.43317 220.3735 106.91293 199.7377 91.84552 C 179.1019 76.77811 138.20995 45.52971 131.33139 38.978714 C 124.45277 32.427616 94.97303 5.240767 93.990395 2.6204088 C 93.00774 0.0 92.02508 2.6204088 91.69753 1.9653192 z M 3.074771E-6 5.0465263E-5 z M 894.13025 385.20142 z" svg:height="3.852014mm" draw:style-name="style-5" svg:viewBox="0.0 0.0 894.13025 385.20142" svg:width="8.941302mm" svg:x="3.1641285mm" svg:y="8.426078mm"/>
              <draw:path svg:d="M 12.697616 240.48328 C 9.4220915 256.20578 16.628254 337.43875 25.144594 359.05722 C 33.66096 380.6757 52.0039 410.81046 53.969193 416.70642 C 28.940567 452.5 14.315759 491.83942 3.5261593 533.97015 C -6.2562795 570.5738 6.165215 610.1225 18.250132 639.27026 C 10.18278 562.1569 46.728638 500.9641 90.493095 441.60037 C 90.493095 441.60037 111.94596 465.8393 126.358284 475.6658 C 140.77055 485.49237 196.782 533.97015 217.41776 549.03754 C 238.0536 564.105 297.34055 602.42847 364.81628 576.87946 C 432.29208 551.3304 465.37485 515.9547 494.527 495.6465 C 523.6792 475.33826 554.14154 456.66772 569.86395 442.58304 C 586.1171 459.666 583.98535 453.19006 622.9275 514.64453 C 632.42645 532.0048 645.52856 561.4845 651.4245 580.48254 C 657.32056 599.4806 659.9409 637.4766 660.26855 644.68274 C 660.59595 651.889 681.2318 606.6867 684.5072 598.1703 C 687.78284 589.654 690.4032 547.72736 675.3359 498.26697 C 660.26855 448.80655 660.26855 443.23816 654.70013 431.44626 C 649.1316 419.65436 645.52856 421.61966 646.5112 416.05127 C 647.49396 410.48294 664.8541 394.1053 674.0257 357.41943 C 683.197 320.73358 683.8523 272.25586 675.9909 244.41393 C 658.73157 79.06302 484.94763 -22.769598 310.91016 4.3597193 C 161.75745 26.371834 -48.728325 -3.5424092 12.697616 240.48328 z M 1164.0988 644.68274 z" svg:height="6.4545774mm" draw:style-name="style-6" svg:viewBox="0.0 0.0 1164.0986 645.4577" svg:width="11.640986mm" svg:x="3.148349mm" svg:y="4.0035224mm"/>
              <draw:path svg:d="M 0.061113432 107.37019 C -1.8270949 47.53424 40.312763 26.04805 88.0746 1.2908005 C 89.28874 -2.0786643 129.29039 0.45176503 153.01587 17.269617 C 219.65974 19.818819 263.0449 32.51235 318.29932 67.069244 C 321.07874 69.84867 318.76257 114.31866 318.76257 114.31866 C 260.47192 129.13445 202.49495 128.96902 145.97824 121.26702 C 85.0322 130.30394 41.8655 124.14899 0.061113432 107.37019 z" svg:height="1.2643191mm" draw:style-name="style-7" svg:viewBox="0.0 0.0 319.66733 126.43191" svg:width="3.1966732mm" svg:x="3.3379498mm" svg:y="11.613155mm"/>
              <draw:path svg:d="M 17.602636 0.0 C 17.602636 0.0 6.9484105 15.054898 4.4006214 37.289894 C 1.8528826 59.524887 0.0 102.60516 0.0 102.60516" svg:height="1.0260516mm" draw:style-name="style-8" svg:viewBox="0.0 0.0 17.602636 102.60516" svg:width="0.17602637mm" svg:x="4.698138mm" svg:y="11.792826mm"/>
              <draw:path svg:d="M 82.92603 5.5303874 C 48.866623 -11.791512 35.911156 14.984247 17.813103 38.893074 C 3.8921208 67.062584 1.107927 82.948845 0.45283744 89.66365 C -0.20227739 96.37856 -0.6935946 104.07603 3.0732462 109.971985 C 6.840087 115.86784 31.242743 136.01236 70.71278 140.92566 C 110.18283 145.83885 142.11919 141.7445 154.8937 137.97768 C 167.66824 134.21086 183.22697 121.43628 183.22697 116.031654 C 176.89122 92.45781 167.16032 66.107475 158.99232 40.81792 C 148.83292 9.362618 131.73352 -6.3833513 82.92603 5.5303874 z" svg:height="1.4318246mm" draw:style-name="style-9" svg:viewBox="0.0 0.0 183.22697 143.18245" svg:width="1.8322698mm" svg:x="1.6887195mm" svg:y="9.86325mm"/>
              <draw:path svg:d="M 75.381096 6.034838 C 41.425396 -7.921532 6.7102776 4.082539 0.80668724 24.14359 C -0.6672769 28.07423 -0.8891601 41.188637 6.9720917 47.248306 C 14.8333435 53.30807 38.7712 71.25301 58.424343 72.39938 C 97.44698 80.3511 141.74126 76.613434 172.01266 61.30843 C 194.34595 44.62643 174.2237 22.780928 161.50816 13.137218 C 132.0549 2.8656194 106.95772 -4.604955 75.381096 6.034838 z" svg:height="0.7646104mm" draw:style-name="style-10" svg:viewBox="0.0 0.0 182.04619 76.461044" svg:width="1.820462mm" svg:x="1.6884563mm" svg:y="10.536467mm"/>
              <draw:path svg:d="M 113.722664 0.09058515 C 113.722664 0.09058515 112.333 27.189472 115.57557 49.192783 C 118.818214 71.19619 125.53502 98.063446 127.387924 106.864784 C 129.24083 115.66618 128.31436 114.97133 127.85117 115.897766 C 127.387924 116.82421 109.32199 154.809 80.37019 181.9079 C 51.418377 209.00673 30.109873 221.51395 20.150452 222.67201 C 10.1910305 223.8301 0.23161033 216.88164 0.0 205.5325 C 0.019959012 154.2774 16.69787 114.18412 45.62804 72.81749 C 59.06167 55.67802 88.01349 14.913898 99.13096 6.80736 C 110.24846 -1.2991272 114.41752 0.09058515 113.722664 0.09058515 z" svg:height="2.2279751mm" draw:style-name="style-11" svg:viewBox="0.0 0.0 128.49641 222.7975" svg:width="1.2849641mm" svg:x="2.120269mm" svg:y="6.4671044mm"/>
              <draw:path svg:d="M 229.9262 381.68973 C 210.10886 386.1022 202.10484 409.8531 179.85246 394.55872 C 43.21411 354.0892 -12.594023 216.43149 2.357775 83.2473 C 1.9044833 62.87581 18.503708 24.20849 39.62599 53.025238 C 83.56389 99.92619 105.23828 250.8319 188.88374 213.10982 C 221.36064 185.55013 242.04729 147.21387 270.0007 115.45198 C 332.38562 37.130146 417.17862 0.09507655 514.8029 0.0 C 530.0257 5.3583007 574.96594 -8.772023 554.5623 17.04323 C 538.71436 63.72337 539.78784 113.76389 542.3417 162.35347 C 449.96887 171.05252 360.49936 207.78668 288.868 266.66995 C 260.07687 299.51593 248.1994 342.9308 229.9262 381.68973 z" svg:height="3.9963095mm" draw:style-name="style-12" svg:viewBox="0.0 0.0 559.7833 399.63095" svg:width="5.597833mm" svg:x="0.95591784mm" svg:y="2.6441643mm"/>
              <draw:path svg:d="M 210.43877 120.32407 C 189.46732 167.52757 106.919716 196.84874 51.088028 191.19809 C 0.30998287 186.05891 -9.488252 112.129326 8.007752 66.1263 C 32.174305 2.584326 101.87087 -19.078444 158.55714 18.413715 C 193.82054 41.736843 224.3046 89.11429 210.43877 120.32407 z M 230.30441 207.49 z" svg:height="2.0749002mm" draw:style-name="style-13" svg:viewBox="0.0 0.0 230.30443 207.49002" svg:width="2.3030443mm" svg:x="4.0320754mm" svg:y="5.4232893mm"/>
              <draw:path svg:d="M 63.925594 31.962797 C 63.925594 49.615368 49.615368 63.925594 31.962797 63.925594 C 14.310223 63.925594 0.0 49.615368 0.0 31.962797 C 0.0 14.310223 14.310223 0.0 31.962797 0.0 C 49.615368 0.0 63.925594 14.310223 63.925594 31.962797 z" svg:height="0.63925594mm" draw:style-name="style-14" svg:viewBox="0.0 0.0 63.925594 63.925594" svg:width="0.63925594mm" svg:x="5.006187mm" svg:y="6.195726mm"/>
              <draw:path svg:d="M 62.68376 163.23035 C 107.38171 184.6687 154.72963 207.96594 198.30002 189.20164 C 235.32286 173.25714 238.0927 129.26521 231.2815 91.04998 C 220.42067 30.114288 159.5633 -0.06222367 103.62986 1.0093053E-4 C 49.120113 0.060861107 20.070086 46.303745 2.7693822 95.284424 C -11.233366 134.92807 30.81828 147.94684 62.68376 163.23035 z M 246.45186 192.79532 z" svg:height="1.9608011mm" draw:style-name="style-15" svg:viewBox="0.0 0.0 246.45184 196.08012" svg:width="2.4645185mm" svg:x="6.8299565mm" svg:y="5.419557mm"/>
              <draw:path svg:d="M 63.925594 31.962797 C 63.925594 49.615368 49.615368 63.925594 31.962797 63.925594 C 14.310223 63.925594 0.0 49.615368 0.0 31.962797 C 0.0 14.310223 14.310223 0.0 31.962797 0.0 C 49.615368 0.0 63.925594 14.310223 63.925594 31.962797 z" svg:height="0.63925594mm" draw:style-name="style-16" svg:viewBox="0.0 0.0 63.925594 63.925594" svg:width="0.63925594mm" svg:x="7.2745595mm" svg:y="6.2195344mm"/>
              <draw:path svg:d="M 73.70189 48.72593 C 73.933525 47.799435 56.79406 21.858625 45.444927 13.288917 C 34.095844 4.719158 27.147434 0.55012184 16.956379 0.08685072 C 6.7653227 -0.37636992 1.9014301 1.0132921 0.28013268 4.2559376 C -1.3411648 7.498533 3.9859989 11.204399 18.577677 19.310886 C 33.169403 27.417374 73.70189 48.95751 73.70189 48.72593 z" svg:height="0.48727784mm" draw:style-name="style-17" svg:viewBox="0.0 0.0 73.70423 48.727783" svg:width="0.7370423mm" svg:x="5.128455mm" svg:y="7.8498793mm"/>
              <draw:path svg:d="M 0.002321402 48.72593 C -0.22931416 47.799435 16.910152 21.858625 28.259235 13.288917 C 39.608368 4.719158 46.556778 0.55012184 56.747837 0.08685072 C 66.93889 -0.37636992 71.80279 1.0132921 73.42408 4.2559376 C 75.04538 7.498533 69.718216 11.204399 55.126537 19.310886 C 40.53481 27.417374 0.002321402 48.95751 0.002321402 48.72593 z" svg:height="0.48727784mm" draw:style-name="style-18" svg:viewBox="0.0 0.0 73.70423 48.727783" svg:width="0.7370423mm" svg:x="6.6339493mm" svg:y="7.8498793mm"/>
              <draw:path svg:d="M 0.0 0.0 C 49.476547 58.209965 99.93606 109.102165 173.25668 113.018776 C 243.1973 116.75482 298.6611 50.392796 357.4779 12.430704 C 298.1232 46.136654 236.89413 95.261765 172.79347 98.19541 C 99.800156 93.2482 52.34681 47.13718 0.0 0.0 z" svg:height="1.1317003mm" draw:style-name="style-19" svg:viewBox="0.0 0.0 357.4779 113.17003" svg:width="3.574779mm" svg:x="4.542865mm" svg:y="8.365879mm"/>
              <draw:path svg:d="M 0.9264918 59.459385 L 0.0 109.71966 C 54.61553 120.15759 109.4746 122.26229 164.44626 116.89976 C 223.5599 123.561676 282.43127 119.98086 335.37772 103.4661 C 331.48743 43.726837 295.62643 21.453691 252.69138 0.16603072 C 220.5337 -0.81420654 193.50925 2.4527128 167.22563 12.441605 C 104.89316 17.249834 49.169415 34.755226 0.9264918 59.459385 z" svg:height="1.200624mm" draw:style-name="style-20" svg:viewBox="0.0 0.0 335.37772 120.0624" svg:width="3.3537772mm" svg:x="6.53484mm" svg:y="11.675358mm"/>
              <draw:path svg:d="M 0.0 0.0 C 0.0 0.0 5.327113 24.319412 6.2535543 43.311813 C 7.180046 62.30421 5.327113 101.91036 5.327113 101.91036" svg:height="1.0191036mm" draw:style-name="style-21" svg:viewBox="0.0 0.0 6.5129776 101.91036" svg:width="0.06512977mm" svg:x="8.139928mm" svg:y="11.827568mm"/>
              <draw:path svg:d="M 99.66688 7.279816 C 64.13378 -9.741815 45.025513 6.3998027 34.814877 21.871544 C 29.19567 30.386044 10.726896 68.657684 6.7894955 81.62807 C 2.852095 94.59845 -1.5485771 111.9695 0.5359411 116.83344 C 2.6204593 121.69739 18.138628 137.67873 41.99487 143.70074 C 65.85121 149.72267 79.05323 151.11238 98.5088 151.11238 C 117.96447 151.11238 153.40138 149.49103 178.87907 131.88834 C 204.35657 114.28565 184.43771 66.8047 175.1732 48.738846 C 156.60693 12.7228985 133.64705 -10.179752 99.66688 7.279816 z" svg:height="1.5111238mm" draw:style-name="style-22" svg:viewBox="0.0 0.0 191.35982 151.11238" svg:width="1.9135982mm" svg:x="9.619217mm" svg:y="9.825421mm"/>
              <draw:path svg:d="M 0.011102358 46.607395 C 16.040182 0.59407705 54.244507 -10.81188 100.53175 10.012308 C 148.21416 -14.513205 166.6269 15.995066 189.9349 44.29124 C 189.70326 48.460278 186.26143 63.515175 167.26903 69.07393 C 148.27663 74.632675 133.42097 82.27594 94.04656 81.117966 C 54.672047 79.959785 31.742247 70.994125 22.709267 65.89865 C 13.676289 60.803173 -0.45216876 47.070564 0.011102358 46.607395 z" svg:height="0.812355mm" draw:style-name="style-23" svg:viewBox="0.0 0.0 189.9349 81.2355" svg:width="1.8993491mm" svg:x="9.626782mm" svg:y="10.520734mm"/>
              <draw:path svg:d="M 7.2061367 0.052483875 C 7.2061367 0.052483875 20.308332 -3.2230146 52.40838 41.979176 C 84.50842 87.18142 107.43722 115.350876 115.95353 144.83061 C 124.46995 174.3103 132.98627 207.06554 126.10775 217.54716 C 119.22913 228.0289 112.67793 230.64926 95.645195 221.15028 C 78.61267 211.65121 36.685825 178.89603 20.308332 153.01941 C 3.9307394 127.14279 0.0 120.264175 0.0 120.264175 C 0.0 120.264175 11.464294 79.97528 10.481736 60.32214 C 9.499077 40.669 4.585778 7.2586713 3.603119 4.965832 C 2.6205602 2.672943 8.188897 0.3800539 7.2061367 0.052483875 z" svg:height="2.2702127mm" draw:style-name="style-24" svg:viewBox="0.0 0.0 128.62198 227.02127" svg:width="1.2862197mm" svg:x="9.878778mm" svg:y="6.414381mm"/>
              <draw:path svg:d="M 22.259218 5.751854 C -8.113754 52.334724 0.9716582 110.326675 2.2800205 162.78773 C 45.26164 167.68484 167.96198 216.5223 246.90877 250.9117 C 282.50333 269.8727 305.6691 304.439 324.02606 339.08228 C 343.56165 364.69458 365.10678 406.19257 403.03558 400.042 C 503.9664 378.5911 573.9537 305.81866 587.82446 202.5639 C 593.742 149.08592 587.734 92.36496 561.45874 44.756306 C 536.5954 12.117744 515.6034 65.12146 509.63748 85.59751 C 494.29233 129.81334 500.454 206.86214 456.94427 216.67198 C 369.3578 236.41943 305.95 81.79917 217.31543 31.288994 C 157.41791 0.28194943 88.05734 -6.499194 22.259218 5.751854 z" svg:height="4.0065575mm" draw:style-name="style-25" svg:viewBox="0.0 0.0 589.91345 400.65573" svg:width="5.8991346mm" svg:x="6.374113mm" svg:y="2.6069145mm"/>
              <draw:path svg:d="M 49.110775 0.0 C 49.110775 0.0 23.386108 36.83308 11.693105 46.772114 C 0.0 56.711246 0.0 56.711246 0.0 56.711246" svg:height="0.5671125mm" draw:style-name="style-26" svg:viewBox="0.0 0.0 49.110775 56.711246" svg:width="0.49110776mm" svg:x="9.134002mm" svg:y="11.083493mm"/>
              <draw:path svg:d="M 0.0 0.0 C 11.498233 27.796772 45.41079 42.806656 66.65031 63.142338" svg:height="0.6314234mm" draw:style-name="style-27" svg:viewBox="0.0 0.0 66.65031 63.142338" svg:width="0.6665031mm" svg:x="3.4921098mm" svg:y="10.95487mm"/>
              <draw:path svg:d="M 229.9262 381.68973 C 210.10886 386.1022 202.10484 409.8531 179.85246 394.55872 C 43.21411 354.0892 -12.594023 216.43149 2.357775 83.2473 C 1.9044833 62.87581 18.503708 24.20849 39.62599 53.025238 C 83.56389 99.92619 105.23828 250.8319 188.88374 213.10982 C 221.36064 185.55013 242.04729 147.21387 270.0007 115.45198 C 332.38562 37.130146 417.17862 0.09507655 514.8029 0.0 C 530.0257 5.3583007 574.96594 -8.772023 554.5623 17.04323 C 538.71436 63.72337 539.78784 113.76389 542.3417 162.35347 C 449.96887 171.05252 360.49936 207.78668 288.868 266.66995 C 260.07687 299.51593 248.1994 342.9308 229.9262 381.68973 z M 665.9079 394.55872 z" svg:height="3.9963095mm" draw:style-name="style-28" svg:viewBox="0.0 0.0 665.9079 399.63095" svg:width="6.659079mm" svg:x="0.95591784mm" svg:y="2.6441643mm"/>
              <draw:path svg:d="M 22.259218 5.751854 C -8.113754 52.334724 0.9716582 110.326675 2.2800205 162.78773 C 45.26164 167.68484 167.96198 216.5223 246.90877 250.9117 C 282.50333 269.8727 305.6691 304.439 324.02606 339.08228 C 343.56165 364.69458 365.10678 406.19257 403.03558 400.042 C 503.9664 378.5911 573.9537 305.81866 587.82446 202.5639 C 593.742 149.08592 587.734 92.36496 561.45874 44.756306 C 536.5954 12.117744 515.6034 65.12146 509.63748 85.59751 C 494.29233 129.81334 500.454 206.86214 456.94427 216.67198 C 369.3578 236.41943 305.95 81.79917 217.31543 31.288994 C 157.41791 0.28194943 88.05734 -6.499194 22.259218 5.751854 z" svg:height="4.0065575mm" draw:style-name="style-29" svg:viewBox="0.0 0.0 589.91345 400.65573" svg:width="5.8991346mm" svg:x="6.374113mm" svg:y="2.6069145mm"/>
              <draw:path svg:d="M 22.259218 6.14624 C -8.113754 52.72911 0.9716582 110.72106 2.2800205 163.18213 C 45.26164 168.07922 146.46457 215.26303 225.41138 249.65244 C 261.00595 268.61346 284.17172 303.17972 302.52866 337.82303 C 322.06427 363.4353 343.6094 404.9333 381.53818 398.78275 C 482.46902 377.33182 552.45624 304.55942 566.327 201.30464 C 572.24457 147.82666 566.23663 91.1057 539.96136 43.497044 C 515.098 10.858484 494.106 63.8622 488.1401 84.33826 C 472.79492 128.55408 478.95663 205.60287 435.4469 215.41272 C 347.86038 235.16017 284.4526 80.53991 195.81804 30.029734 C 135.92052 -0.9773103 88.05734 -6.1048083 22.259218 6.14624 z M 876.2743 398.78275 z" svg:height="3.9939647mm" draw:style-name="style-30" svg:viewBox="0.0 0.0 876.2743 399.39648" svg:width="8.762743mm" svg:x="6.589087mm" svg:y="2.6195073mm"/>
              <draw:path svg:d="M 17.984053 0.15825906 C 7.230436 -3.7619836 -5.690438 66.427124 2.6878304 70.851616" svg:height="0.70851576mm" draw:style-name="style-31" svg:viewBox="0.0 0.0 17.98406 70.85158" svg:width="0.1798406mm" svg:x="2.4269757mm" svg:y="9.897594mm"/>
              <draw:path svg:d="M 7.921835 0.0 C -5.146851 2.9191127 -0.12061198 75.75573 9.162069 74.82747" svg:height="0.7483627mm" draw:style-name="style-32" svg:viewBox="0.0 0.0 9.162108 74.83627" svg:width="0.09162108mm" svg:x="10.551914mm" svg:y="9.8743725mm"/>
              <draw:path svg:d="M 0.0 0.0 C 10.084953 13.159625 11.753486 12.687068 32.7405 23.970747" svg:height="0.23970747mm" draw:style-name="style-33" svg:viewBox="0.0 0.0 32.7405 23.970747" svg:width="0.327405mm" svg:x="3.6499658mm" svg:y="8.090075mm"/>
              <draw:path svg:d="M 0.0 32.15591 C 10.502124 13.707223 54.17557 25.69131 77.1741 0.0" svg:height="0.3215591mm" draw:style-name="style-34" svg:viewBox="0.0 0.0 77.1741 32.15591" svg:width="0.77174103mm" svg:x="8.888448mm" svg:y="8.090075mm"/>
              <draw:path svg:d="M 67.22208 129.5597 C -0.10809659 209.33183 3.201037 280.5477 3.201037 280.5477 L 0.0 500.59213 C 0.0 500.59213 106.870285 560.1667 100.83313 548.58057 C 94.79496 536.9925 109.25633 370.02515 111.5033 371.2575 C 163.0366 390.10248 185.44057 399.48938 276.35748 412.80844 C 276.3575 412.80844 257.8363 627.3607 254.81834 638.9476 C 315.8706 657.12445 357.59735 656.2841 418.65262 638.12 C 415.63464 626.5331 400.1314 412.80847 400.1315 412.80844 C 491.0484 394.80762 514.5193 386.59113 564.9856 371.2575 C 567.23267 370.02515 581.16046 536.9925 575.1224 548.58057 C 569.0852 560.1667 676.48895 500.59213 676.48895 500.59213 L 673.2879 280.5477 C 673.2879 280.5477 674.3149 219.04079 611.40094 134.24153 C 473.53726 -51.579517 207.19089 -36.27404 67.22208 129.5597 z" svg:height="6.5216885mm" draw:style-name="style-35" svg:viewBox="0.0 0.0 676.48895 652.1689" svg:width="6.7648892mm" svg:x="3.1269758mm" svg:y="1.5270022mm"/>
              <draw:path svg:d="M 108.71727 9.110292 L 108.71727 9.110292 z M 98.10003 92.174706 L 98.10003 92.174706 z M 98.10003 92.174706 L 108.71727 9.110292 C 90.81956 -0.100829594 67.06288 -1.2694032 66.248276 0.9912387 C 30.171137 19.691748 -1.379695 35.73556 0.046554204 80.93286 C 28.744585 92.451256 58.39353 96.5027 98.10003 92.174706 z M 300.3127 92.174706 z" svg:height="0.9386728mm" draw:style-name="style-36" svg:viewBox="0.0 0.0 300.3127 93.86728" svg:width="3.003127mm" svg:x="3.4695022mm" svg:y="11.77385mm"/>
              <draw:path svg:d="M 0.0 76.44266 C 4.933383 75.9697 9.647344 76.03157 14.930199 75.24825 C 55.751854 80.81134 97.64382 81.17186 139.7468 70.470604 C 139.7468 70.470604 141.15709 37.839966 139.14954 35.832455 C 99.23964 10.872236 67.84424 1.8412756 19.707846 0.0 L 0.0 76.44266 z M 278.6387 76.44266 z" svg:height="0.7907292mm" draw:style-name="style-37" svg:viewBox="0.0 0.0 278.6387 79.07292" svg:width="2.786387mm" svg:x="4.7724586mm" svg:y="11.912785mm"/>
              <draw:path svg:d="M 154.10309 2.6302936 C 159.03653 3.103254 163.75043 3.0413837 169.0333 3.8247056 C 209.85495 -1.7383832 251.74692 -2.099008 293.84988 8.602353 C 293.84988 8.602353 295.26022 41.23299 293.2527 43.2404 C 253.34277 68.20072 221.94733 77.23168 173.81094 79.07295 L 154.10309 2.6302936 z M -8.564403E-6 2.6302936 z" svg:height="0.7907295mm" draw:style-name="style-38" draw:transform="rotate(-3.141592653589793) translate(9.650537mm,12.753123mm)" svg:viewBox="0.0 0.0 294.33124 79.07295" svg:width="2.9433124mm"/>
              <draw:path svg:d="M 67.22208 129.5597 C -0.10809659 209.33183 3.201037 280.5477 3.201037 280.5477 L 0.0 500.59213 C 0.0 500.59213 106.870285 560.1667 100.83313 548.58057 C 94.79496 536.9925 109.25633 370.02515 111.5033 371.2575 C 163.0366 390.10248 185.44057 399.48938 276.35748 412.80844 C 276.3575 412.80844 257.8363 627.3607 254.81834 638.9476 C 315.8706 657.12445 357.59735 656.2841 418.65262 638.12 C 415.63464 626.5331 400.1314 412.80847 400.1315 412.80844 C 491.0484 394.80762 514.5193 386.59113 564.9856 371.2575 C 567.23267 370.02515 581.16046 536.9925 575.1224 548.58057 C 569.0852 560.1667 676.48895 500.59213 676.48895 500.59213 L 673.2879 280.5477 C 673.2879 280.5477 674.3149 219.04079 611.40094 134.24153 C 473.53726 -51.579517 207.19089 -36.27404 67.22208 129.5597 z M 987.3966 638.9476 z" svg:height="6.5216885mm" draw:style-name="style-39" svg:viewBox="0.0 0.0 987.3966 652.1689" svg:width="9.873966mm" svg:x="3.1269758mm" svg:y="1.5270022mm"/>
              <draw:path svg:d="M 0.0 0.0 C 208.24965 118.880615 429.9412 117.88302 655.67847 5.2498255" svg:height="0.8944991mm" draw:style-name="style-40" svg:viewBox="0.0 0.0 655.67847 89.44991" svg:width="6.5567846mm" svg:x="3.2241747mm" svg:y="3.951246mm"/>
              <draw:path svg:d="M 67.22208 129.5597 C -0.108071364 209.33185 3.201037 280.54773 3.201037 280.54773 L 0.0 500.59216 C 0.0 500.59216 106.870285 560.16675 100.833176 548.5806 C 94.79498 536.9925 109.25633 370.02518 111.5033 371.25754 C 163.03667 390.10248 185.44057 399.4894 276.3575 412.80844 C 276.35757 412.80844 257.83636 627.3608 254.81839 638.9476 C 315.8706 657.12445 357.59735 656.2842 418.65262 638.11993 C 415.63464 626.5331 400.1314 412.8085 400.1315 412.80844 C 491.0484 394.8076 514.5193 386.5911 564.9857 371.25754 C 567.23267 370.02518 581.1605 536.9925 575.1224 548.5806 C 569.0852 560.16675 676.48895 500.59216 676.48895 500.59216 L 673.2879 280.54773 C 673.2879 280.54773 674.3149 219.04082 611.40094 134.24152 C 473.53732 -51.579525 207.19089 -36.27404 67.22208 129.5597 z M 676.48895 653.1142 z" svg:height="6.5311418mm" draw:style-name="style-41" svg:viewBox="0.0 0.0 676.48895 653.1142" svg:width="6.7648892mm" svg:x="3.1185966mm" svg:y="1.5147489mm"/>
              <draw:path svg:d="M 0.0 11.8131485 L 12.270679 326.95663 C 12.039548 328.68958 95.609924 334.64148 146.18137 328.12708 C 147.71884 327.92905 159.51909 7.7165675 159.51909 7.7165675 C 101.8824 -5.1939354 45.784306 -0.5826341 0.0 11.8131485 z" svg:height="3.3110437mm" draw:style-name="style-42" svg:viewBox="0.0 0.0 159.51909 331.10437" svg:width="1.5951908mm" svg:x="5.6798143mm" svg:y="1.5281662mm"/>
              <draw:path svg:d="M 28.479818 0.0 L 0.0 86.9385 C 12.571906 102.59971 53.540817 94.20982 55.955227 86.2897 L 28.479818 0.0 z" svg:height="0.9576302mm" draw:style-name="style-43" svg:viewBox="0.0 0.0 55.955227 95.76302" svg:width="0.55955225mm" svg:x="6.1964655mm" svg:y="0.9703186mm"/>
              <draw:path svg:d="M 29.800142 0.0 L 0.0 65.814095 C 13.154679 77.66995 56.023003 71.31865 58.549294 65.322945 L 29.800142 0.0 z" svg:height="0.7249444mm" draw:style-name="style-44" svg:viewBox="0.0 0.0 58.549294 72.49444" svg:width="0.5854929mm" svg:x="6.183495mm" svg:y="3.1206632mm"/>
              <draw:path svg:d="M 28.116823 0.0 L 0.0 50.845646 C 12.411679 60.00509 52.858425 55.0983 55.242054 50.466198 L 28.116823 0.0 z" svg:height="0.5600667mm" draw:style-name="style-45" svg:viewBox="0.0 0.0 55.242054 56.00667" svg:width="0.55242056mm" svg:x="6.2234173mm" svg:y="4.0105095mm"/>
              <draw:path svg:d="M 29.800142 0.0 L 0.0 73.42709 C 13.154679 86.65437 56.023003 79.56837 58.549294 72.87914 L 29.800142 0.0 z" svg:height="0.80880183mm" draw:style-name="style-46" svg:viewBox="0.0 0.0 58.549294 80.88019" svg:width="0.5854929mm" svg:x="6.183495mm" svg:y="2.1013622mm"/>
              <draw:path svg:d="M 29.765623 0.0 L 0.8268229 86.8164 C 13.398679 102.477615 54.636368 93.9097 57.050777 85.98958 L 29.765623 0.0 z M 29.765623 113.274734 L 0.0 186.86198 C 13.154679 200.0892 55.35131 192.72438 57.8776 186.03516 L 29.765623 113.274734 z M 29.765623 214.97395 L 0.0 281.11978 C 13.154679 292.97565 55.35131 286.28867 57.8776 280.29297 L 29.765623 214.97395 z M 31.41927 304.27084 L 3.3072915 354.707 C 15.71892 363.86646 56.320797 359.3391 58.704426 354.707 L 31.41927 304.27084 z" svg:height="3.6001143mm" draw:style-name="style-47" svg:viewBox="0.0 0.0 58.704426 360.01144" svg:width="0.58704424mm" svg:x="6.1869597mm" svg:y="0.9694898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3228" draw:border="40.15397%" draw:cx="0.0%" draw:cy="19.09083%" draw:display-name="gradient-1" draw:end-color="#fcf2e2" draw:name="gradient-1" draw:start-color="#f2bb65" draw:style="ellipsoid"/>
    <draw:gradient draw:angle="288" draw:border="46.3065%" draw:cx="60.033855%" draw:cy="43.146076%" draw:display-name="gradient-2" draw:end-color="#8f5902" draw:name="gradient-2" draw:start-color="#c17d11" draw:style="ellipsoid"/>
    <draw:gradient draw:angle="0" draw:border="0.0%" draw:cx="21.727638%" draw:cy="18.591892%" draw:display-name="gradient-3" draw:end-color="#eeeeec" draw:name="gradient-3" draw:start-color="#babdb6" draw:style="ellipsoid"/>
    <draw:gradient draw:angle="3161" draw:border="0.0%" draw:cx="40.11156%" draw:cy="11.911707%" draw:display-name="gradient-4" draw:end-color="#eeeeec" draw:name="gradient-4" draw:start-color="#babdb6" draw:style="ellipsoid"/>
    <draw:opacity draw:angle="316" draw:border="77.53193%" draw:cx="58.081818%" draw:cy="28.214066%" draw:display-name="gradient-5" draw:end="38.12499940395355%" draw:name="gradient-5" draw:start="0.0%" draw:style="ellipsoid"/>
    <draw:opacity draw:angle="3411" draw:border="83.49075%" draw:cx="3.0251606%" draw:cy="22.180569%" draw:display-name="gradient-6" draw:end="100.0%" draw:name="gradient-6" draw:start="0.0%" draw:style="ellipsoid"/>
    <draw:opacity draw:angle="2535" draw:border="75.352425%" draw:cx="27.611406%" draw:cy="50.38479%" draw:display-name="gradient-7" draw:end="100.0%" draw:name="gradient-7" draw:start="0.0%" draw:style="ellipsoid"/>
    <draw:opacity draw:angle="2588" draw:border="80.966675%" draw:cx="9.636039%" draw:cy="51.7203%" draw:display-name="gradient-8" draw:end="100.0%" draw:name="gradient-8" draw:start="0.0%" draw:style="ellipsoid"/>
    <draw:opacity draw:angle="2686" draw:border="80.96668%" draw:cx="38.419975%" draw:cy="51.72034%" draw:display-name="gradient-9" draw:end="100.0%" draw:name="gradient-9" draw:start="0.0%" draw:style="ellipsoid"/>
    <draw:gradient draw:angle="2664" draw:border="10.689834%" draw:cx="18.346024%" draw:cy="29.809074%" draw:display-name="gradient-10" draw:end-color="#babdb6" draw:name="gradient-10" draw:start-color="#888a85" draw:style="ellipsoid"/>
    <draw:gradient draw:angle="3450" draw:border="12.629332%" draw:cx="24.088799%" draw:cy="25.870771%" draw:display-name="gradient-11" draw:end-color="#eeeeec" draw:name="gradient-11" draw:start-color="#babdb6" draw:style="ellipsoid"/>
    <draw:opacity draw:angle="3450" draw:border="12.629332%" draw:cx="24.088799%" draw:cy="25.870771%" draw:display-name="gradient-12" draw:end="100.0%" draw:name="gradient-12" draw:start="0.0%" draw:style="ellipsoid"/>
    <draw:opacity draw:angle="2700" draw:border="4.558983E-5%" draw:display-name="gradient-13" draw:end="0.0%" draw:name="gradient-13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.229166mm" fo:page-width="13.22916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